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3: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cm" svg:height="1.5cm" svg:x="1.194cm" svg:y="18.128cm">
          <text:p text:style-name="P2"><text:span text:style-name="T1">14:55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6.588cm" svg:y="7.82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28cm" svg:y="6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7cm" svg:y="6.128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8cm" svg:y="4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24cm" svg:y="13.8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5cm" svg:y="13.826cm">
          <text:p text:style-name="P2"><text:span text:style-name="T2">22C</text:span></text:p>
          <text:p text:style-name="P2"><text:span text:style-name="T2">A7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Mecanitz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2.123cm">
          <text:p text:style-name="P5"><text:span text:style-name="T2">Atenció </text:span></text:p>
          <text:p text:style-name="P5"><text:span text:style-name="T2">Famílie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7.2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7cm" svg:y="7.828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0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0.426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7.2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4.726cm" svg:y="7.827cm">
          <text:p text:style-name="P2"><text:span text:style-name="T2">Reunió </text:span></text:p>
          <text:p text:style-name="P2"><text:span text:style-name="T2">Anglè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0.428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4cm" svg:y="12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5cm" svg:y="12.126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5cm" svg:y="13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6cm" svg:y="13.827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4cm" svg:y="12.125cm">
          <text:p text:style-name="P2"><text:span text:style-name="T2">Ele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1cm" svg:y="13.822cm">
          <text:p text:style-name="P2"><text:span text:style-name="T2">Elec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2.1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7.2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7.128cm">
          <text:p text:style-name="P2"><text:span text:style-name="T1">13:55</text:span></text:p>
          <text:p text:style-name="P2"><text:span text:style-name="T1"/></text:p>
          <text:p text:style-name="P2"><text:span text:style-name="T1">14:5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4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3.826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09-23T21:19:29.638675153</dc:date>
    <meta:editing-duration>PT1H22M36S</meta:editing-duration>
    <meta:editing-cycles>32</meta:editing-cycles>
    <meta:generator>LibreOffice/4.2.8.2$Linux_x86 LibreOffice_project/420m0$Build-2</meta:generator>
    <meta:document-statistic meta:object-count="66"/>
  </office:meta>
</office:document-meta>
</file>